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f6593"/>
    </style:style>
    <style:style style:name="P2" style:family="paragraph" style:parent-style-name="Heading_20_1">
      <style:text-properties officeooo:rsid="000f6593" officeooo:paragraph-rsid="000f6593"/>
    </style:style>
    <style:style style:name="P3" style:family="paragraph" style:parent-style-name="Heading_20_1">
      <style:text-properties officeooo:rsid="0010eb0e" officeooo:paragraph-rsid="0010eb0e"/>
    </style:style>
    <style:style style:name="P4" style:family="paragraph" style:parent-style-name="Heading_20_1">
      <style:text-properties officeooo:paragraph-rsid="00126d14"/>
    </style:style>
    <style:style style:name="P5" style:family="paragraph" style:parent-style-name="Heading_20_1">
      <style:text-properties officeooo:rsid="00195682" officeooo:paragraph-rsid="00195682"/>
    </style:style>
    <style:style style:name="P6" style:family="paragraph" style:parent-style-name="Text_20_body">
      <style:text-properties officeooo:paragraph-rsid="00126d14"/>
    </style:style>
    <style:style style:name="P7" style:family="paragraph" style:parent-style-name="Text_20_body">
      <style:text-properties officeooo:rsid="00126d14" officeooo:paragraph-rsid="0010eb0e"/>
    </style:style>
    <style:style style:name="P8" style:family="paragraph" style:parent-style-name="Text_20_body">
      <style:text-properties officeooo:paragraph-rsid="00195682"/>
    </style:style>
    <style:style style:name="P9" style:family="paragraph" style:parent-style-name="Text_20_body">
      <style:text-properties officeooo:rsid="001a87ed" officeooo:paragraph-rsid="001a87ed"/>
    </style:style>
    <style:style style:name="T1" style:family="text">
      <style:text-properties officeooo:rsid="000f6593"/>
    </style:style>
    <style:style style:name="T2" style:family="text">
      <style:text-properties officeooo:rsid="00126d14"/>
    </style:style>
    <style:style style:name="T3" style:family="text">
      <style:text-properties officeooo:rsid="00195682"/>
    </style:style>
    <style:style style:name="T4" style:family="text">
      <style:text-properties style:font-name="Liberation Sans" fo:font-size="28pt" fo:font-weight="bold" officeooo:rsid="00195682" style:font-name-asian="Noto Sans CJK SC" style:font-size-asian="28pt" style:font-weight-asian="bold" style:font-name-complex="Lohit Devanagari" style:font-size-complex="28pt" style:font-weight-complex="bold"/>
    </style:style>
    <style:style style:name="T5" style:family="text">
      <style:text-properties officeooo:rsid="001a87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Aufgabe</text:span><text:span text:style-name="T1"> 2</text:span></text:p>
      <text:h text:style-name="P5" text:outline-level="1">a)</text:h>
      <text:p text:style-name="P8"><text:span text:style-name="T3">Man muss sich die Überschneidungen der Fruchtsorten gemeinsam mit den Überschneidungen der Schüsseln ansehen, beispielsweise gibt es im Beispiel genau eine Schüssel, an der sich sowohl Micky als auch Minnie beide bedient haben, und zwar Schüssel Nummer 5, also haben sie auch genau ein Mal die selbe Fruchtsorte auf ihrem Spieß. Nun muss man nur noch schauen, welche Fruchtsorte bei beiden gegeben ist, was in diesem Fall die Banane wäre. Ist nur noch eine Frucht des Spießes unbekannt, kann man sie ebenfalls eindeutig einer Schüssel zuordnen. </text:span><text:span text:style-name="T5">Kann man zwei Wunschfruchtsorten zwar nicht eindeutig zuordnen, kennt aber die Schüsseln, in denen sich die beiden befinden müssen, kann man die beiden Schüsseln in die Lösung mit aufnehmen, da sie ohnehin beide benötigt werden und die Reihenfolge keine Rolle spielt.</text:span><text:span text:style-name="T3"> </text:span><text:span text:style-name="T5">So kommt man zum Ergebnis, dass Donald für seinen Wunschspieß zu den Schüsseln 1, 3 und 4 gehen muss.</text:span></text:p>
      <text:h text:style-name="P5" text:outline-level="1">b)</text:h>
      <text:h text:style-name="P2" text:outline-level="1">Lösungsidee</text:h>
      <text:p text:style-name="P9">Man könnte die Listen der Zahlen der Schüsseln eines gegebenen Spießes mit denen anderer Spieße vergleichen und nach Überschneidungen suchen. Ist genau eine Überschneidung vorhanden, muss es auch genau eine Überschneidung in der Liste der Früchte geben. Somit ist dann die Zuordnung für dieses Paar aus Schüssel und Frucht gelöst.</text:p>
      <text:h text:style-name="P3" text:outline-level="1">Umsetzung</text:h>
      <text:p text:style-name="P7"/>
      <text:h text:style-name="P4" text:outline-level="1"><text:span text:style-name="T2">Beispiele:</text:span></text:h>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f659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21:07:09.822040205</meta:creation-date>
    <dc:date>2020-12-25T20:14:06.250773437</dc:date>
    <meta:editing-duration>PT11M35S</meta:editing-duration>
    <meta:editing-cycles>7</meta:editing-cycles>
    <meta:generator>LibreOffice/6.4.6.2$Linux_X86_64 LibreOffice_project/40$Build-2</meta:generator>
    <meta:document-statistic meta:table-count="0" meta:image-count="0" meta:object-count="0" meta:page-count="1" meta:paragraph-count="8" meta:word-count="203" meta:character-count="1287" meta:non-whitespace-character-count="1092"/>
  </office:meta>
</office:document-meta>
</file>